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d415" officeooo:paragraph-rsid="000ad415"/>
    </style:style>
    <style:style style:name="P2" style:family="paragraph" style:parent-style-name="Standard">
      <style:text-properties officeooo:rsid="000ad415" officeooo:paragraph-rsid="000ad4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odule 3 To-Do</text:p>
      <text:p text:style-name="Standard"/>
      <text:p text:style-name="Standard"/>
      <text:list xml:id="list2651838436" text:style-name="L1">
        <text:list-item>
          <text:p text:style-name="P1">work on navigation button for mobile view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6:52:28.512000000</meta:creation-date>
    <dc:date>2022-11-21T16:53:07.861000000</dc:date>
    <meta:editing-duration>PT39S</meta:editing-duration>
    <meta:editing-cycles>1</meta:editing-cycles>
    <meta:document-statistic meta:table-count="0" meta:image-count="0" meta:object-count="0" meta:page-count="1" meta:paragraph-count="2" meta:word-count="11" meta:character-count="56" meta:non-whitespace-character-count="48"/>
    <meta:generator>LibreOffice/6.2.1.2$Windows_X86_64 LibreOffice_project/7bcb35dc3024a62dea0caee87020152d1ee96e71</meta:generator>
  </office:meta>
</office:document-meta>
</file>